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officeooo:paragraph-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433" officeooo:paragraph-rsid="0020e4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8" style:family="paragraph" style:parent-style-name="Table_20_Contents">
      <style:paragraph-properties fo:text-align="start" style:justify-single-word="false"/>
      <style:text-properties officeooo:paragraph-rsid="0018f1c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officeooo:paragraph-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3b" officeooo:paragraph-rsid="0020e4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8f1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4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08385"/>
    </style:style>
    <style:style style:name="T10" style:family="text">
      <style:text-properties officeooo:rsid="0020e4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6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<text:span text:style-name="T4">cas F-C-3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4">Modifier les données d’un membre</text:span></text:p>
                </table:table-cell>
              </table:table-row>
              <table:table-row>
                <table:table-cell table:style-name="Tableau2.A2" office:value-type="string">
                  <text:p text:style-name="P1">Acteurs : <text:span text:style-name="T9">Membre inscrit 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7">Description succincte :</text:span><text:span text:style-name="T5">Modifier les données </text:span><text:span text:style-name="T8">perso </text:span><text:span text:style-name="T5">d’un membre 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4">8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Le membre a sélectionné son compte ou espace perso tableau de bord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4">1. Le membre sélectionne aller sur son compte perso</text:p>
                  <text:p text:style-name="P4">2. Le système affiche la page du compte</text:p>
                  <text:p text:style-name="P4">3. Le membre sélectionne modifier <text:span text:style-name="T10">pour</text:span> telle ou telle partie</text:p>
                  <text:p text:style-name="P4">4. Le système lui permet d’éditer le champ <text:s/>(hors champs obligatoires)</text:p>
                  <text:p text:style-name="P4">5. Le membre <text:span text:style-name="T10">édite et </text:span>valide </text:p>
                  <text:p text:style-name="P5">6. Le système vérifie la conformité du champ</text:p>
                  <text:p text:style-name="P4">7. Le système ré-affiche la page avec message de confirmation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10">5a. Le membre abandonne</text:p>
                  <text:p text:style-name="P8"><text:span text:style-name="T5">7a. Le membre a supprimé un champ obligatoire, ou rentré une donnée non conforme → message d’erreur, </text:span><text:span text:style-name="T6">et modif non prise en compte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La modification/suppression en bdd n’a pas marché, message d’erreur</text:span></text:p>
                </table:table-cell>
              </table:table-row>
              <table:table-row>
                <table:table-cell table:style-name="Tableau3.A2" office:value-type="string">
                  <text:p text:style-name="P1">Fin : </text:p>
                </table:table-cell>
              </table:table-row>
              <table:table-row>
                <table:table-cell table:style-name="Tableau3.A2" office:value-type="string">
                  <text:p text:style-name="P1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 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19T15:47:48.282000000</dc:date>
    <meta:editing-duration>PT31M22S</meta:editing-duration>
    <meta:editing-cycles>12</meta:editing-cycles>
    <meta:document-statistic meta:table-count="4" meta:image-count="0" meta:object-count="0" meta:page-count="1" meta:paragraph-count="28" meta:word-count="175" meta:character-count="1072" meta:non-whitespace-character-count="919"/>
  </office:meta>
</office:document-meta>
</file>